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0b68a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Standard">
      <style:paragraph-properties fo:text-align="center" style:justify-single-word="false"/>
      <style:text-properties officeooo:paragraph-rsid="10d3b7a8"/>
    </style:style>
    <style:style style:name="P74" style:family="paragraph" style:parent-style-name="Standard">
      <style:text-properties officeooo:paragraph-rsid="103a8b8d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officeooo:paragraph-rsid="0b0ddd8e"/>
    </style:style>
    <style:style style:name="P87" style:family="paragraph" style:parent-style-name="Standard">
      <style:text-properties officeooo:paragraph-rsid="0bad8f69"/>
    </style:style>
    <style:style style:name="P88" style:family="paragraph" style:parent-style-name="Standard">
      <style:text-properties officeooo:paragraph-rsid="10d55cfb"/>
    </style:style>
    <style:style style:name="P89" style:family="paragraph" style:parent-style-name="Standard">
      <style:text-properties officeooo:paragraph-rsid="10d83c41"/>
    </style:style>
    <style:style style:name="P90" style:family="paragraph" style:parent-style-name="Standard">
      <style:text-properties officeooo:paragraph-rsid="10db5b0b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10a5d07d"/>
    </style:style>
    <style:style style:name="T216" style:family="text">
      <style:text-properties fo:language="en" fo:country="GB" fo:font-weight="bold" style:font-weight-asian="bold" style:font-weight-complex="bold"/>
    </style:style>
    <style:style style:name="T217" style:family="text">
      <style:text-properties fo:language="en" fo:country="GB" fo:font-weight="bold" officeooo:rsid="104d5027" style:font-weight-asian="bold" style:font-weight-complex="bold"/>
    </style:style>
    <style:style style:name="T218" style:family="text">
      <style:text-properties officeooo:rsid="103c421a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officeooo:rsid="1061b5b8"/>
    </style:style>
    <style:style style:name="T221" style:family="text">
      <style:text-properties officeooo:rsid="1069ed98"/>
    </style:style>
    <style:style style:name="T222" style:family="text">
      <style:text-properties officeooo:rsid="106d22f6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26">Checklist for installing</text:span></text:span><text:span text:style-name="T150">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2"><text:note text:id="ftn1" text:note-class="footnote"><text:note-citation>1</text:note-citation><text:note-body><text:p text:style-name="P36"><text:span text:style-name="T231">This </text:span><text:span text:style-name="Strong_20_Emphasis"><text:span text:style-name="T237"><text:user-field-get text:name="Distro">Debian</text:user-field-get></text:span></text:span><text:span text:style-name="T232"><text:s/></text:span><text:span text:style-name="T236"><text:user-field-get text:name="Version">12</text:user-field-get></text:span><text:span text:style-name="T236"><text:s/></text:span><text:span text:style-name="Strong_20_Emphasis"><text:span text:style-name="T238"><text:user-field-get text:name="Edition">Server</text:user-field-get></text:span></text:span><text:span text:style-name="T231"><text:s/>(codename </text:span><text:span text:style-name="T233">bookworm</text:span><text:span text:style-name="T231">) from </text:span><text:span text:style-name="T234">June</text:span><text:span text:style-name="T231"> </text:span><text:span text:style-name="Strong_20_Emphasis"><text:span text:style-name="T239"><text:user-field-get text:name="Releaseyear">2023</text:user-field-get></text:span></text:span><text:span text:style-name="T231"><text:s/>is a so-called LTS version (stands for Long-Term Support) and is supported for 5 years until </text:span><text:span text:style-name="T235">June</text:span><text:span text:style-name="T231"> </text:span><text:span text:style-name="T147">202</text:span><text:span text:style-name="T149">8</text:span><text:span text:style-name="T148">.</text:span></text:p></text:note-body></text:note></text:span><text:span text:style-name="T153"><text:s/></text:span><text:span text:style-name="T153"><text:user-field-get text:name="Edition">Server</text:user-field-get></text:span><text:span text:style-name="T154">.</text:span></text:p>
      <text:p text:style-name="P46"><text:span text:style-name="Strong_20_Emphasis"><text:span text:style-name="T80"/></text:span></text:p>
      <text:p text:style-name="P46"><text:span text:style-name="Strong_20_Emphasis"><text:span text:style-name="T209">This is a fillable PDF, no printing required.</text:span></text:span></text:p>
      <text:p text:style-name="P49"><text:span text:style-name="Strong_20_Emphasis"><text:span text:style-name="T116"/></text:span></text:p>
      <text:p text:style-name="P47"><text:span text:style-name="T17">Fill in the </text:span><text:span text:style-name="Strong_20_Emphasis"><text:span text:style-name="T211"><text:s/></text:span></text:span><text:span text:style-name="Strong_20_Emphasis"><text:span text:style-name="T210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13">user</text:span></text:span><text:span text:style-name="T166"><text:tab/><text:tab/></text:span><text:span text:style-name="T165"> <text:tab/><text:tab/><text:tab/> </text:span><text:span text:style-name="T167"><draw:control text:anchor-type="as-char" svg:y="-0.4cm" draw:z-index="11" draw:name="Gebruiker 1" draw:style-name="gr2" draw:text-style-name="P97" svg:width="6.4cm" svg:height="0.6cm" draw:control="control10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71">ull </text:span><text:span text:style-name="T160">na</text:span><text:span text:style-name="T161">me,</text:span><text:span text:style-name="T160"> </text:span><text:span text:style-name="T161">e.g.</text:span><text:span text:style-name="T160"> </text:span><text:span text:style-name="T162">J</text:span><text:span text:style-name="T177">oh</text:span><text:span text:style-name="T162">n </text:span><text:span text:style-name="T164">Doe</text:span><text:span text:style-name="T176">]</text:span></text:p>
      <text:p text:style-name="P85"><text:span text:style-name="Definition"><text:span text:style-name="T159">USER</text:span></text:span><text:span text:style-name="Definition"><text:span text:style-name="T212">na</text:span></text:span><text:span text:style-name="Definition"><text:span text:style-name="T214">me</text:span></text:span><text:span text:style-name="T158"><text:tab/><text:tab/><text:tab/> </text:span><text:span text:style-name="T158"><draw:control text:anchor-type="as-char" svg:y="-0.4cm" draw:z-index="12" draw:name="Gberuikersnaam 2" draw:style-name="gr2" draw:text-style-name="P97" svg:width="6.4cm" svg:height="0.6cm" draw:control="control11"><svg:title>Gebruikersnaam</svg:title><svg:desc>Korte naam, bijv. jan</svg:desc></draw:control></text:span><text:span text:style-name="T158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7">j</text:span><text:span text:style-name="T129">oh</text:span><text:span text:style-name="T127">n</text:span><text:span text:style-name="T128">]</text:span></text:p>
      <text:p text:style-name="P51"><text:span text:style-name="Definition"><text:span text:style-name="T215">serv</text:span></text:span><text:span text:style-name="Definition"><text:span text:style-name="T212">ERNA</text:span></text:span><text:span text:style-name="Definition"><text:span text:style-name="T214">me</text:span></text:span><text:span text:style-name="T178"><text:tab/><text:tab/> </text:span><text:span text:style-name="T212"><draw:control text:anchor-type="as-char" svg:y="-0.4cm" draw:z-index="13" draw:name="Computernaam 1" draw:style-name="gr2" draw:text-style-name="P97" svg:width="6.4cm" svg:height="0.6cm" draw:control="control12"><svg:title>Computernaam</svg:title><svg:desc>Unieke naam van de computer</svg:desc></draw:control></text:span><text:span text:style-name="T212"><text:s text:c="2"/></text:span><text:span text:style-name="T181">[</text:span><text:span text:style-name="T185">N</text:span><text:span text:style-name="T179">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6">sv</text:span><text:span text:style-name="T184">02</text:span><text:span text:style-name="T181">]</text:span></text:p>
      <text:p text:style-name="P51"><text:span text:style-name="Definition"><text:span text:style-name="T188">USER</text:span></text:span><text:span text:style-name="T187"><text:tab/><text:tab/></text:span><text:span text:style-name="T165"> <text:tab/><text:tab/><text:tab/> </text:span><text:span text:style-name="T167"><draw:control text:anchor-type="as-char" svg:y="-0.4cm" draw:z-index="14" draw:name="Gebruiker 2" draw:style-name="gr2" draw:text-style-name="P97" svg:width="6.4cm" svg:height="0.6cm" draw:control="control13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69">ull </text:span><text:span text:style-name="T172">na</text:span><text:span text:style-name="T173">me</text:span><text:span text:style-name="T172"> possibly </text:span><text:span text:style-name="T174">2</text:span><text:span text:style-name="T201">nd</text:span><text:span text:style-name="T174"> </text:span><text:span text:style-name="T175">user</text:span><text:span text:style-name="T163">]</text:span></text:p>
      <text:p text:style-name="P85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 </text:span></text:span><text:span text:style-name="T158"><draw:control text:anchor-type="as-char" svg:y="-0.4cm" draw:z-index="15" draw:name="Gberuikersnaam 1" draw:style-name="gr2" draw:text-style-name="P97" svg:width="6.4cm" svg:height="0.6cm" draw:control="control14"><svg:title>Gebruikersnaam</svg:title><svg:desc>Korte naam, bijv. jan</svg:desc></draw:control></text:span><text:span text:style-name="T158"><text:s text:c="2"/></text:span><text:span text:style-name="T192">[</text:span><text:span text:style-name="T194">U</text:span><text:span text:style-name="T193">ser</text:span><text:span text:style-name="T191"> </text:span><text:span text:style-name="T198">na</text:span><text:span text:style-name="T199">me</text:span><text:span text:style-name="T198"> possibly </text:span><text:span text:style-name="T200">2</text:span><text:span text:style-name="T202">nd</text:span><text:span text:style-name="T200"> </text:span><text:span text:style-name="T197">user</text:span><text:span text:style-name="T196">]</text:span></text:p>
      <text:p text:style-name="P51"><text:span text:style-name="T130">Replace the </text:span><text:span text:style-name="T138">underlined</text:span><text:span text:style-name="T130"> words in this checklist with those in the </text:span><text:span text:style-name="Strong_20_Emphasis"><text:span text:style-name="T36">te</text:span></text:span><text:span text:style-name="Strong_20_Emphasis"><text:span text:style-name="T45">x</text:span></text:span><text:span text:style-name="Strong_20_Emphasis"><text:span text:style-name="T36">t </text:span></text:span><text:span text:style-name="Strong_20_Emphasis"><text:span text:style-name="T45">box</text:span></text:span><text:span text:style-name="T130">.</text:span></text:p>
      <text:p text:style-name="P16"/>
      <text:p text:style-name="P16"/>
      <text:p text:style-name="P52"><text:span text:style-name="T140">Not yet on Linux?</text:span><text:span text:style-name="T131"><text:tab/></text:span><text:span text:style-name="Strong_20_Emphasis"><text:span text:style-name="T50"><draw:control text:anchor-type="as-char" draw:z-index="16" draw:name="Vorm 3" draw:style-name="gr1" draw:text-style-name="P96" svg:width="0.35cm" svg:height="0.35cm" draw:control="control15"/></text:span></text:span><text:span text:style-name="T136"><text:tab/></text:span><text:span text:style-name="T137">Use</text:span><text:span text:style-name="T132"> </text:span><text:span text:style-name="Strong_20_Emphasis"><text:span text:style-name="T142">Checklist </text:span></text:span><text:span text:style-name="Strong_20_Emphasis"><text:span text:style-name="T143">transfer</text:span></text:span><text:span text:style-name="T132"> o</text:span><text:span text:style-name="T133">n</text:span><text:span text:style-name="T132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4"> </text:span><text:span text:style-name="T133">u</text:span><text:span text:style-name="T134">nder </text:span><text:span text:style-name="T141">Linux</text:span><text:span text:style-name="T135">.</text:span></text:p>
      <text:p text:style-name="P53"><text:span text:style-name="T65">New installation?</text:span><text:span text:style-name="T32"><text:tab/><text:tab/></text:span><text:span text:style-name="Strong_20_Emphasis"><text:span text:style-name="T50"><draw:control text:anchor-type="as-char" draw:z-index="17" draw:name="Vorm 4" draw:style-name="gr1" draw:text-style-name="P96" svg:width="0.35cm" svg:height="0.35cm" draw:control="control16"/></text:span></text:span><text:span text:style-name="T55"><text:tab/>Start at chapter </text:span><text:span text:style-name="T70"><text:bookmark-ref text:reference-format="page" text:ref-name="__RefNumPara__4009_12717081281">2</text:bookmark-ref></text:span><text:span text:style-name="T70"><text:s text:c="2"/></text:span><text:span text:style-name="T70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3"><text:bookmark-start text:name="__RefNumPara__4083_1271708128"/>Prepar<text:span text:style-name="T220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50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50"><draw:control text:anchor-type="as-char" draw:z-index="8" draw:name="Vorm 5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6">Login any additional </text:span></text:span><text:span text:style-name="Definition"><text:span text:style-name="T204">USER</text:span></text:span><text:span text:style-name="User_20_Entry"><text:span text:style-name="T87">s</text:span></text:span><text:span text:style-name="User_20_Entry"><text:span text:style-name="T96"> </text:span></text:span><text:span text:style-name="User_20_Entry"><text:span text:style-name="T86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3"><text:span text:style-name="Strong_20_Emphasis"><text:span text:style-name="T50"><draw:control text:anchor-type="as-char" draw:z-index="18" draw:name="Vorm 6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9"><text:span text:style-name="User_20_Entry"><text:span text:style-name="T75">Type: </text:span></text:span><text:span text:style-name="User_20_Entry"><text:span text:style-name="T103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19" draw:name="Vorm4" draw:style-name="gr1" draw:text-style-name="P96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20" draw:name="Vorm 8" draw:style-name="gr1" draw:text-style-name="P96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39">Type: </text:span></text:span><text:span text:style-name="Strong_20_Emphasis"><text:span text:style-name="T11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1"><text:span text:style-name="Strong_20_Emphasis"><text:span text:style-name="T47">Choose</text:span></text:span><text:span text:style-name="Strong_20_Emphasis"><text:span text:style-name="T43"> </text:span></text:span><text:span text:style-name="Strong_20_Emphasis"><text:span text:style-name="T62">1</text:span></text:span><text:span text:style-name="Strong_20_Emphasis"><text:span text:style-name="T43"> Prepar</text:span></text:span><text:span text:style-name="Strong_20_Emphasis"><text:span text:style-name="T49">e</text:span></text:span><text:span text:style-name="Strong_20_Emphasis"><text:span text:style-name="T43"> installati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2"><text:bookmark-start text:name="__RefNumPara__4009_12717081281"/><text:span text:style-name="Strong_20_Emphasis"><text:span text:style-name="T139">Perform installation</text:span></text:span><text:bookmark-end text:name="__RefNumPara__4009_12717081281"/></text:p>
        </text:list-item>
      </text:list>
      <text:p text:style-name="P65"><text:span text:style-name="Strong_20_Emphasis"><text:span text:style-name="T13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6"><text:span text:style-name="Strong_20_Emphasis"><text:span text:style-name="T50"><draw:control text:anchor-type="as-char" draw:z-index="3" draw:name="Vorm9" draw:style-name="gr1" draw:text-style-name="P9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2"><text:span text:style-name="T144">Boot the computer from</text:span><text:span text:style-name="T145"><text:note text:id="ftn3" text:note-class="footnote"><text:note-citation>1</text:note-citation><text:note-body><text:p text:style-name="P84"><text:span text:style-name="T97">Boot menu/Setup via one of the </text:span><text:span text:style-name="T100">f</text:span><text:span text:style-name="T97">requently used keys:</text:span><text:span text:style-name="Definition"><text:span text:style-name="T98"> </text:span></text:span><text:span text:style-name="User_20_Entry"><text:span text:style-name="T115">Esc</text:span></text:span><text:span text:style-name="User_20_Entry"><text:span text:style-name="T101">,</text:span></text:span><text:span text:style-name="Definition"><text:span text:style-name="T98"> </text:span></text:span><text:span text:style-name="User_20_Entry"><text:span text:style-name="T115">Delete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15">F1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15">F2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15">F9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15">F10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15">F11</text:span></text:span><text:span text:style-name="User_20_Entry"><text:span text:style-name="T102">,</text:span></text:span><text:span text:style-name="Definition"><text:span text:style-name="T98"> o</text:span></text:span><text:span text:style-name="Definition"><text:span text:style-name="T99">R</text:span></text:span><text:span text:style-name="Definition"><text:span text:style-name="T98"> </text:span></text:span><text:span text:style-name="User_20_Entry"><text:span text:style-name="T115">F12</text:span></text:span><text:span text:style-name="User_20_Entry"><text:span text:style-name="T102">.</text:span></text:span></text:p></text:note-body></text:note></text:span><text:span text:style-name="T144"> an </text:span><text:span text:style-name="T118"><text:user-field-get text:name="Distro">Debian</text:user-field-get></text:span><text:span text:style-name="T119"><text:s/></text:span><text:span text:style-name="T119"><text:user-field-get text:name="Version">12</text:user-field-get></text:span><text:span text:style-name="Strong_20_Emphasis"><text:span text:style-name="T120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22"><text:s/></text:span></text:span><text:span text:style-name="Strong_20_Emphasis"><text:span text:style-name="T124">Live</text:span></text:span><text:span text:style-name="Strong_20_Emphasis"><text:span text:style-name="T79"><text:note text:id="ftn4" text:note-class="footnote"><text:note-citation>2</text:note-citation><text:note-body><text:p text:style-name="P17"><text:span text:style-name="T205">From a Live USB stick you can boot and work with </text:span><text:span text:style-name="Strong_20_Emphasis"><text:span text:style-name="T146"><text:user-field-get text:name="Distro">Debian</text:user-field-get></text:span></text:span><text:span text:style-name="Strong_20_Emphasis"><text:span text:style-name="T146"><text:s/></text:span></text:span><text:span text:style-name="T205">without modifying any files on the hard drive and also allows installation of </text:span><text:span text:style-name="Strong_20_Emphasis"><text:span text:style-name="T146"><text:user-field-get text:name="Distro">Debian</text:user-field-get></text:span></text:span><text:span text:style-name="Strong_20_Emphasis"><text:span text:style-name="T146">.</text:span></text:span></text:p></text:note-body></text:note></text:span></text:span><text:span text:style-name="T76"> USB stick</text:span><text:span text:style-name="T77"><text:note text:id="ftn5" text:note-class="footnote"><text:note-citation>3</text:note-citation><text:note-body><text:p text:style-name="P83"><text:span text:style-name="Strong_20_Emphasis"><text:span text:style-name="T83">Create a bootable USB stick:<text:line-break/>Download a CD image file (.iso) from</text:span></text:span><text:span text:style-name="Strong_20_Emphasis"><text:span text:style-name="T82"> </text:span></text:span><text:a xlink:type="simple" xlink:href="https://www.debian.org/" text:style-name="Internet_20_link" text:visited-style-name="Visited_20_Internet_20_Link"><text:span text:style-name="Strong_20_Emphasis"><text:span text:style-name="T206">debian.org</text:span></text:span></text:a><text:span text:style-name="Strong_20_Emphasis"><text:span text:style-name="T82">, </text:span></text:span><text:span text:style-name="Strong_20_Emphasis"><text:span text:style-name="T84">click consecutively </text:span></text:span><text:span text:style-name="Strong_20_Emphasis"><text:span text:style-name="T93">Other downloads</text:span></text:span><text:span text:style-name="Strong_20_Emphasis"><text:span text:style-name="T84"> <text:line-break/>(under Download) &gt; </text:span></text:span><text:span text:style-name="Strong_20_Emphasis"><text:span text:style-name="T93">Other live ISO</text:span></text:span><text:span text:style-name="Strong_20_Emphasis"><text:span text:style-name="T84"> (under try </text:span></text:span><text:span text:style-name="Strong_20_Emphasis"><text:span text:style-name="T84"><text:user-field-get text:name="Distro">Debian</text:user-field-get></text:span></text:span><text:span text:style-name="Strong_20_Emphasis"><text:span text:style-name="T84"><text:s/>live before installing) &gt; <text:line-break/></text:span></text:span><text:span text:style-name="Strong_20_Emphasis"><text:span text:style-name="T88">debian-live-</text:span></text:span><text:span text:style-name="Strong_20_Emphasis"><text:span text:style-name="T88"><text:user-field-get text:name="Version">12</text:user-field-get></text:span></text:span><text:span text:style-name="Strong_20_Emphasis"><text:span text:style-name="T88">.</text:span></text:span><text:span text:style-name="Strong_20_Emphasis"><text:span text:style-name="T89">.</text:span></text:span><text:span text:style-name="Strong_20_Emphasis"><text:span text:style-name="T88">.</text:span></text:span><text:span text:style-name="Strong_20_Emphasis"><text:span text:style-name="T90">-</text:span></text:span><text:span text:style-name="Strong_20_Emphasis"><text:span text:style-name="T88">amd64-</text:span></text:span><text:span text:style-name="Strong_20_Emphasis"><text:span text:style-name="T92">standard</text:span></text:span><text:span text:style-name="Strong_20_Emphasis"><text:span text:style-name="T91">.iso</text:span></text:span><text:span text:style-name="Strong_20_Emphasis"><text:span text:style-name="T81">.</text:span></text:span><text:span text:style-name="Strong_20_Emphasis"><text:span text:style-name="T83"><text:line-break/></text:span></text:span><text:span text:style-name="Strong_20_Emphasis"><text:span text:style-name="T85">The next steps are described in </text:span></text:span><text:span text:style-name="Strong_20_Emphasis"><text:span text:style-name="T94">Linux informati</text:span></text:span><text:span text:style-name="Strong_20_Emphasis"><text:span text:style-name="T95">on</text:span></text:span><text:span text:style-name="Strong_20_Emphasis"><text:span text:style-name="T8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7">karelzimmer.nl/en</text:span></text:span></text:a><text:span text:style-name="Strong_20_Emphasis"><text:span text:style-name="T85">, under </text:span></text:span><text:span text:style-name="Strong_20_Emphasis"><text:span text:style-name="T94">Linux</text:span></text:span><text:span text:style-name="Strong_20_Emphasis"><text:span text:style-name="T85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12">Follow the instructions on the </text:span></text:span><text:span text:style-name="Strong_20_Emphasis"><text:span text:style-name="T113">installation</text:span></text:span><text:span text:style-name="Strong_20_Emphasis"><text:span text:style-name="T114">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6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3">At</text:span></text:span><text:span text:style-name="Strong_20_Emphasis"><text:span text:style-name="T52"> </text:span></text:span><text:span text:style-name="Strong_20_Emphasis"><text:span text:style-name="T67">Select your location</text:span></text:span><text:span text:style-name="Strong_20_Emphasis"><text:span text:style-name="T60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9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9">Europe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9">Netherlands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50"><draw:control text:anchor-type="as-char" draw:z-index="9" draw:name="Vorm 1" draw:style-name="gr1" draw:text-style-name="P96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54">At</text:span></text:span><text:span text:style-name="Strong_20_Emphasis"><text:span text:style-name="T52"> </text:span></text:span><text:span text:style-name="Strong_20_Emphasis"><text:span text:style-name="T68">Configure the network</text:span></text:span><text:span text:style-name="Strong_20_Emphasis"><text:span text:style-name="T60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Strong_20_Emphasis"><text:span text:style-name="T59">E</text:span></text:span><text:span text:style-name="Strong_20_Emphasis"><text:span text:style-name="T51">nter </text:span></text:span><text:span text:style-name="Strong_20_Emphasis"><text:span text:style-name="T74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2"><text:span text:style-name="Strong_20_Emphasis"><text:span text:style-name="T50"><draw:control text:anchor-type="as-char" draw:z-index="10" draw:name="Vorm 2" draw:style-name="gr1" draw:text-style-name="P9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22">At</text:span><text:span text:style-name="T221"> </text:span><text:span text:style-name="T219">Set up users and passwords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12">Don</text:span><text:span text:style-name="T155">'t set </text:span><text:span text:style-name="T157">Root</text:span><text:span text:style-name="T155"> pass</text:span><text:span text:style-name="T156">w</text:span><text:span text:style-name="T155">ord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Strong_20_Emphasis"><text:span text:style-name="T59">E</text:span></text:span><text:span text:style-name="Strong_20_Emphasis"><text:span text:style-name="T51">nter </text:span></text:span><text:span text:style-name="Strong_20_Emphasis"><text:span text:style-name="T69">Full name of the new user</text:span></text:span><text:span text:style-name="Strong_20_Emphasis"><text:span text:style-name="T66"> </text:span></text:span><text:span text:style-name="Definition"><text:span text:style-name="T12">USER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T212">Enter </text:span><text:span text:style-name="T216">User </text:span><text:span text:style-name="T217">n</text:span><text:span text:style-name="T216">ame for you</text:span><text:span text:style-name="T217">r</text:span><text:span text:style-name="T216"> account</text:span><text:span text:style-name="Strong_20_Emphasis"><text:span text:style-name="T57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9"><text:span text:style-name="T212">E</text:span><text:span text:style-name="Strong_20_Emphasis"><text:span text:style-name="T58">nter a </text:span></text:span><text:span text:style-name="Strong_20_Emphasis"><text:span text:style-name="T71">password</text:span></text:span><text:span text:style-name="Strong_20_Emphasis"><text:span text:style-name="T58"> twice.</text:span></text:span></text:p>
          </table:table-cell>
        </table:table-row>
      </table:table>
      <text:p text:style-name="P86"><text:span text:style-name="Strong_20_Emphasis"><text:span text:style-name="T56"/></text:span></text:p>
      <text:p text:style-name="P86"><text:span text:style-name="Strong_20_Emphasis"><text:span text:style-name="T56"/></text:span></text:p>
      <text:p text:style-name="P86"/>
      <text:list text:continue-numbering="true" text:style-name="L1">
        <text:list-item>
          <text:p text:style-name="P95"><text:bookmark-start text:name="__RefNumPara__12966_2272496019"/><text:span text:style-name="Strong_20_Emphasis"><text:span text:style-name="T73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50"><draw:control text:anchor-type="as-char" draw:z-index="5" draw:name="Vorm22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3"><text:span text:style-name="Strong_20_Emphasis"><text:span text:style-name="T50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0"><text:span text:style-name="User_20_Entry"><text:span text:style-name="T75">Type: </text:span></text:span><text:span text:style-name="User_20_Entry"><text:span text:style-name="T103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3"><text:span text:style-name="Strong_20_Emphasis"><text:span text:style-name="T27"><draw:control text:anchor-type="as-char" draw:z-index="22" draw:name="Vorm 9" draw:style-name="gr1" draw:text-style-name="P96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88"><text:span text:style-name="Strong_20_Emphasis"><text:span text:style-name="T39">Type: </text:span></text:span><text:span text:style-name="Strong_20_Emphasis"><text:span text:style-name="T117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90"><text:span text:style-name="Strong_20_Emphasis"><text:span text:style-name="T47">Choose</text:span></text:span><text:span text:style-name="Strong_20_Emphasis"><text:span text:style-name="T44"> </text:span></text:span><text:span text:style-name="Strong_20_Emphasis"><text:span text:style-name="T72">3</text:span></text:span><text:span text:style-name="Strong_20_Emphasis"><text:span text:style-name="T107"> </text:span></text:span><text:span text:style-name="Strong_20_Emphasis"><text:span text:style-name="T108">Finish installatio</text:span></text:span><text:span text:style-name="Strong_20_Emphasis"><text:span text:style-name="T109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2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7"/>
      <text:list text:continue-numbering="true" text:style-name="L1">
        <text:list-item>
          <text:p text:style-name="P94"><text:span text:style-name="Strong_20_Emphasis"><text:span text:style-name="T15">P</text:span></text:span><text:span text:style-name="Strong_20_Emphasis"><text:span text:style-name="T208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70"><text:span text:style-name="Strong_20_Emphasis"><text:span text:style-name="T50"><draw:control text:anchor-type="as-char" draw:z-index="6" draw:name="Vorm36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0"><draw:control text:anchor-type="as-char" draw:z-index="7" draw:name="Vorm36_ 1" draw:style-name="gr1" draw:text-style-name="P96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10">Login any additional </text:span></text:span><text:span text:style-name="Definition"><text:span text:style-name="T203">USER</text:span></text:span><text:span text:style-name="User_20_Entry"><text:span text:style-name="T111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3" draw:name="Vorm 10" draw:style-name="gr1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4" draw:name="Vorm 11" draw:style-name="gr1" draw:text-style-name="P96" svg:width="0.35cm" svg:height="0.35cm" draw:control="control23"/></text:span></text:span></text:p>
          </table:table-cell>
          <table:table-cell table:style-name="Tabel2.D3" office:value-type="string">
            <text:p text:style-name="P88"><text:span text:style-name="Strong_20_Emphasis"><text:span text:style-name="T39">Type: </text:span></text:span><text:span text:style-name="Strong_20_Emphasis"><text:span text:style-name="T117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7">Choose</text:span></text:span><text:span text:style-name="Strong_20_Emphasis"><text:span text:style-name="T44"> </text:span></text:span><text:span text:style-name="Strong_20_Emphasis"><text:span text:style-name="T72">4 </text:span></text:span><text:span text:style-name="Strong_20_Emphasis"><text:span text:style-name="T48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2">Follow the instructions on the screen.</text:span></text:span></text:p>
          </table:table-cell>
        </table:table-row>
      </table:table>
      <text:p text:style-name="P23"/>
      <text:p text:style-name="P25"/>
      <text:p text:style-name="P64"><text:span text:style-name="T123">End of checklist,</text:span><text:span text:style-name="T121"> </text:span><text:span text:style-name="T121"><text:user-field-get text:name="Distro">Debian</text:user-field-get></text:span><text:span text:style-name="T119"><text:s/></text:span><text:span text:style-name="T119"><text:user-field-get text:name="Version">12</text:user-field-get></text:span><text:span text:style-name="Strong_20_Emphasis"><text:span text:style-name="T125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22"><text:s/></text:span></text:span><text:span text:style-name="Strong_20_Emphasis"><text:span text:style-name="T123">installation is complete.</text:span></text:span></text:p>
      <text:p text:style-name="P44"/>
      <text:p text:style-name="P54"><text:span text:style-name="Emphasis"><text:span text:style-name="T223">Written</text:span></text:span><text:span text:style-name="Emphasis"><text:span text:style-name="T224"> </text:span></text:span><text:span text:style-name="Emphasis"><text:span text:style-name="T223">by</text:span></text:span><text:span text:style-name="Emphasis"><text:span text:style-name="T22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5">.</text:span></text:span></text:p>
      <text:p text:style-name="P55"><text:span text:style-name="Emphasis"><text:span text:style-name="T227">C</text:span></text:span><text:span text:style-name="Emphasis"><text:span text:style-name="T228">C0</text:span></text:span><text:span text:style-name="Emphasis"><text:span text:style-name="T225"> 1.0 </text:span></text:span><text:span text:style-name="Emphasis"><text:span text:style-name="T226">Universal</text:span></text:span><text:span text:style-name="Emphasis"><text:span text:style-name="T229"> </text:span></text:span><text:span text:style-name="Emphasis"><text:span text:style-name="T22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23T19:30:41.713104187">2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30:41.587819282</dc:date>
    <meta:keyword>Installatie</meta:keyword>
    <meta:keyword>Checklist</meta:keyword>
    <meta:keyword>Linux</meta:keyword>
    <meta:editing-cycles>7018</meta:editing-cycles>
    <meta:editing-duration>P12DT9H49M34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5" meta:character-count="2533" meta:non-whitespace-character-count="2145"/>
    <meta:user-defined meta:name="Info 1"/>
    <meta:user-defined meta:name="Info 2"/>
    <meta:user-defined meta:name="Info 3"/>
    <meta:user-defined meta:name="Info 4"/>
  </office:meta>
</office:document-meta>
</file>